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4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yuje49w2887k"/>Proposition d’options de compilation</text:p>
      <text:p text:style-name="P1"/>
      <text:p text:style-name="P1">Quel est le mode par défaut du compilateur ?<text:line-break/><text:tab/>-&gt; génère un code c++ dans un dossier annexe (lequel?)<text:line-break/><text:tab/>-&gt; le compile</text:p>
      <text:p text:style-name="P1"><text:tab/>-&gt; l'exécute automatiquement (oui/non)</text:p>
      <text:p text:style-name="P1"><text:tab/>-&gt; nom d’exécutable par défaut ?</text:p>
      <text:p text:style-name="P1"><text:tab/>-&gt; Compilation des fichiers ez contenu dans un dossier ?</text:p>
      <text:p text:style-name="P1"/>
      <text:p text:style-name="P1">Quelles sont les options ?</text:p>
      <text:list xml:id="list768620538046155957" text:style-name="WWNum2">
        <text:list-item>
          <text:p text:style-name="P2">Option de compilation pour inclure tous les fichiers d’un dossier</text:p>
        </text:list-item>
        <text:list-item>
          <text:p text:style-name="P2">Option pour inclure un fichier seul (on n’est pas encore sûr de l’utiliser)</text:p>
        </text:list-item>
        <text:list-item>
          <text:p text:style-name="P2">Options pour sortir les fichiers temporaires de compilation (EZ,C++,autre si besoin)</text:p>
        </text:list-item>
        <text:list-item>
          <text:p text:style-name="P2">Gestion des arguments en ligne de commande</text:p>
        </text:list-item>
        <text:list-item>
          <text:p text:style-name="P2">Lancement automatique de l’exécutable généré</text:p>
        </text:list-item>
        <text:list-item>
          <text:p text:style-name="P2">Option pour ajouter des options g++ (un truc genre -add “-O3”)</text:p>
        </text:list-item>
      </text:list>
      <text:list xml:id="list3481457109576902291" text:style-name="WWNum1">
        <text:list-item>
          <text:p text:style-name="P3"><text:s/>les options g++ auront un nom en ez plus explicite ex : o3 -&gt; optimisation3</text:p>
        </text:list-item>
      </text:list>
      <text:list xml:id="list80123245959868" text:continue-list="list768620538046155957" text:style-name="WWNum2">
        <text:list-item>
          <text:p text:style-name="P2">Option pour générer uniquement le code c++</text:p>
        </text:list-item>
        <text:list-item>
          <text:p text:style-name="P2">afficher les étapes du compilateur ( fichiers générés, lancement g++ … ) </text:p>
        </text:list-item>
        <text:list-item>
          <text:p text:style-name="P2">Option de débogage (ggdb debug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157" meta:character-count="910" meta:non-whitespace-character-count="772"/>
    <meta:generator>LibreOfficeDev/5.1.0.3$Linux_X86_64 LibreOffice_project/</meta:generator>
  </office:meta>
</office:document-meta>
</file>